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60a2b" officeooo:paragraph-rsid="00160a2b"/>
    </style:style>
    <style:style style:name="P2" style:family="paragraph" style:parent-style-name="Standard">
      <style:paragraph-properties fo:text-align="justify" style:justify-single-word="false"/>
      <style:text-properties officeooo:rsid="00176099" officeooo:paragraph-rsid="00176099"/>
    </style:style>
    <style:style style:name="P3" style:family="paragraph" style:parent-style-name="Standard">
      <style:paragraph-properties fo:text-align="justify" style:justify-single-word="false"/>
      <style:text-properties officeooo:rsid="00182810" officeooo:paragraph-rsid="00182810"/>
    </style:style>
    <style:style style:name="P4" style:family="paragraph" style:parent-style-name="Footnote">
      <style:text-properties officeooo:rsid="0016781f" officeooo:paragraph-rsid="0016781f"/>
    </style:style>
    <style:style style:name="P5" style:family="paragraph" style:parent-style-name="Footnote">
      <style:paragraph-properties fo:text-align="justify" style:justify-single-word="false"/>
      <style:text-properties officeooo:rsid="00176099" officeooo:paragraph-rsid="00176099"/>
    </style:style>
    <style:style style:name="P6" style:family="paragraph" style:parent-style-name="Footnote">
      <style:text-properties officeooo:rsid="00182810" officeooo:paragraph-rsid="00182810"/>
    </style:style>
    <style:style style:name="P7" style:family="paragraph" style:parent-style-name="Footnote">
      <style:text-properties officeooo:rsid="0019c7cf" officeooo:paragraph-rsid="0019c7cf"/>
    </style:style>
    <style:style style:name="P8" style:family="paragraph" style:parent-style-name="Footnote">
      <style:paragraph-properties fo:text-align="justify" style:justify-single-word="false"/>
      <style:text-properties officeooo:rsid="00160a2b" officeooo:paragraph-rsid="00160a2b"/>
    </style:style>
    <style:style style:name="P9" style:family="paragraph" style:parent-style-name="Footnote">
      <style:text-properties officeooo:rsid="00160a2b" officeooo:paragraph-rsid="00160a2b"/>
    </style:style>
    <style:style style:name="P10" style:family="paragraph" style:parent-style-name="Footnote">
      <style:text-properties officeooo:rsid="001cc85d" officeooo:paragraph-rsid="001cc85d"/>
    </style:style>
    <style:style style:name="P11" style:family="paragraph" style:parent-style-name="Footnote">
      <style:paragraph-properties fo:text-align="justify" style:justify-single-word="false"/>
      <style:text-properties officeooo:rsid="001cc85d" officeooo:paragraph-rsid="001cc85d"/>
    </style:style>
    <style:style style:name="P12" style:family="paragraph" style:parent-style-name="Footnote">
      <style:paragraph-properties fo:text-align="justify" style:justify-single-word="false"/>
      <style:text-properties officeooo:rsid="001d78e5" officeooo:paragraph-rsid="001d78e5"/>
    </style:style>
    <style:style style:name="P13" style:family="paragraph" style:parent-style-name="Footnote">
      <style:text-properties officeooo:rsid="001dee33" officeooo:paragraph-rsid="001dee33"/>
    </style:style>
    <style:style style:name="P14" style:family="paragraph" style:parent-style-name="Footnote">
      <style:paragraph-properties fo:text-align="justify" style:justify-single-word="false"/>
      <style:text-properties officeooo:rsid="001dee33" officeooo:paragraph-rsid="001dee33"/>
    </style:style>
    <style:style style:name="P15" style:family="paragraph" style:parent-style-name="Footnote">
      <style:paragraph-properties fo:text-align="justify" style:justify-single-word="false"/>
    </style:style>
    <style:style style:name="P16" style:family="paragraph" style:parent-style-name="Footnote">
      <style:text-properties officeooo:rsid="001e6f68" officeooo:paragraph-rsid="001e6f68"/>
    </style:style>
    <style:style style:name="P17" style:family="paragraph" style:parent-style-name="Footnote">
      <style:paragraph-properties fo:text-align="justify" style:justify-single-word="false"/>
      <style:text-properties officeooo:rsid="001e6f68" officeooo:paragraph-rsid="001e6f68"/>
    </style:style>
    <style:style style:name="P18" style:family="paragraph" style:parent-style-name="Footnote">
      <style:paragraph-properties fo:text-align="justify" style:justify-single-word="false"/>
      <style:text-properties officeooo:rsid="0022009c" officeooo:paragraph-rsid="0022009c"/>
    </style:style>
    <style:style style:name="P19" style:family="paragraph" style:parent-style-name="Footnote">
      <style:text-properties officeooo:paragraph-rsid="0022009c"/>
    </style:style>
    <style:style style:name="P20" style:family="paragraph" style:parent-style-name="Footnote">
      <style:text-properties officeooo:rsid="00242838" officeooo:paragraph-rsid="00242838"/>
    </style:style>
    <style:style style:name="P21" style:family="paragraph" style:parent-style-name="Footnote">
      <style:paragraph-properties fo:text-align="justify" style:justify-single-word="false"/>
      <style:text-properties officeooo:rsid="00242838" officeooo:paragraph-rsid="00242838"/>
    </style:style>
    <style:style style:name="P22" style:family="paragraph" style:parent-style-name="Footnote">
      <style:text-properties officeooo:paragraph-rsid="00242838"/>
    </style:style>
    <style:style style:name="P23" style:family="paragraph" style:parent-style-name="Footnote">
      <style:paragraph-properties fo:text-align="justify" style:justify-single-word="false"/>
      <style:text-properties officeooo:rsid="0026668d" officeooo:paragraph-rsid="0026668d"/>
    </style:style>
    <style:style style:name="P24" style:family="paragraph" style:parent-style-name="Footnote">
      <style:text-properties officeooo:rsid="00280ea0" officeooo:paragraph-rsid="00280ea0"/>
    </style:style>
    <style:style style:name="P25" style:family="paragraph" style:parent-style-name="Footnote">
      <style:paragraph-properties fo:text-align="justify" style:justify-single-word="false"/>
      <style:text-properties officeooo:rsid="00280ea0" officeooo:paragraph-rsid="00280ea0"/>
    </style:style>
    <style:style style:name="P26" style:family="paragraph" style:parent-style-name="Footnote">
      <style:text-properties officeooo:rsid="002ad751" officeooo:paragraph-rsid="002ad751"/>
    </style:style>
    <style:style style:name="P27" style:family="paragraph" style:parent-style-name="Footnote">
      <style:paragraph-properties fo:text-align="justify" style:justify-single-word="false"/>
      <style:text-properties officeooo:rsid="002ad751" officeooo:paragraph-rsid="002ad751"/>
    </style:style>
    <style:style style:name="P28" style:family="paragraph" style:parent-style-name="Footnote">
      <style:text-properties officeooo:rsid="002e05ee" officeooo:paragraph-rsid="002e05ee"/>
    </style:style>
    <style:style style:name="P29" style:family="paragraph" style:parent-style-name="Footnote">
      <style:paragraph-properties fo:text-align="justify" style:justify-single-word="false"/>
      <style:text-properties officeooo:rsid="002e05ee" officeooo:paragraph-rsid="002e05ee"/>
    </style:style>
    <style:style style:name="P30" style:family="paragraph" style:parent-style-name="Footnote">
      <style:text-properties officeooo:rsid="002e5030" officeooo:paragraph-rsid="002e5030"/>
    </style:style>
    <style:style style:name="P31" style:family="paragraph" style:parent-style-name="Footnote">
      <style:paragraph-properties fo:text-align="justify" style:justify-single-word="false"/>
      <style:text-properties officeooo:rsid="002e5030" officeooo:paragraph-rsid="002e5030"/>
    </style:style>
    <style:style style:name="P32" style:family="paragraph" style:parent-style-name="Footnote">
      <style:text-properties officeooo:rsid="00302e08" officeooo:paragraph-rsid="00302e08"/>
    </style:style>
    <style:style style:name="P33" style:family="paragraph" style:parent-style-name="Standard" style:list-style-name="L1">
      <style:paragraph-properties fo:text-align="justify" style:justify-single-word="false"/>
      <style:text-properties officeooo:rsid="00154523" officeooo:paragraph-rsid="001cc85d"/>
    </style:style>
    <style:style style:name="P34" style:family="paragraph" style:parent-style-name="Standard">
      <style:paragraph-properties fo:text-align="justify" style:justify-single-word="false"/>
      <style:text-properties officeooo:rsid="00154523" officeooo:paragraph-rsid="001cc85d"/>
    </style:style>
    <style:style style:name="P35" style:family="paragraph" style:parent-style-name="Standard" style:list-style-name="L2">
      <style:paragraph-properties fo:text-align="justify" style:justify-single-word="false"/>
      <style:text-properties officeooo:rsid="00182810" officeooo:paragraph-rsid="00182810"/>
    </style:style>
    <style:style style:name="P36" style:family="paragraph" style:parent-style-name="Standard">
      <style:paragraph-properties fo:text-align="justify" style:justify-single-word="false"/>
      <style:text-properties officeooo:rsid="0019c7cf" officeooo:paragraph-rsid="0019c7cf"/>
    </style:style>
    <style:style style:name="P37" style:family="paragraph" style:parent-style-name="Standard">
      <style:paragraph-properties fo:text-align="justify" style:justify-single-word="false"/>
      <style:text-properties officeooo:rsid="001cc85d" officeooo:paragraph-rsid="0019c7cf"/>
    </style:style>
    <style:style style:name="P38" style:family="paragraph" style:parent-style-name="Standard">
      <style:paragraph-properties fo:text-align="justify" style:justify-single-word="false"/>
      <style:text-properties officeooo:rsid="001cc85d" officeooo:paragraph-rsid="001cc85d"/>
    </style:style>
    <style:style style:name="P39" style:family="paragraph" style:parent-style-name="Standard" style:list-style-name="L3">
      <style:paragraph-properties fo:text-align="justify" style:justify-single-word="false"/>
      <style:text-properties officeooo:rsid="001cc85d" officeooo:paragraph-rsid="001cc85d"/>
    </style:style>
    <style:style style:name="P40" style:family="paragraph" style:parent-style-name="Standard">
      <style:paragraph-properties fo:text-align="justify" style:justify-single-word="false"/>
      <style:text-properties officeooo:paragraph-rsid="0026668d"/>
    </style:style>
    <style:style style:name="P41" style:family="paragraph" style:parent-style-name="Standard">
      <style:paragraph-properties fo:text-align="justify" style:justify-single-word="false"/>
      <style:text-properties officeooo:paragraph-rsid="00302e08"/>
    </style:style>
    <style:style style:name="P42" style:family="paragraph" style:parent-style-name="Standard">
      <style:paragraph-properties fo:text-align="justify" style:justify-single-word="false"/>
      <style:text-properties officeooo:rsid="00160a2b" officeooo:paragraph-rsid="001cc85d"/>
    </style:style>
    <style:style style:name="P43" style:family="paragraph" style:parent-style-name="Standard">
      <style:paragraph-properties fo:text-align="justify" style:justify-single-word="false"/>
      <style:text-properties officeooo:rsid="001d024d" officeooo:paragraph-rsid="001d024d"/>
    </style:style>
    <style:style style:name="P44" style:family="paragraph" style:parent-style-name="Standard">
      <style:paragraph-properties fo:text-align="justify" style:justify-single-word="false"/>
      <style:text-properties officeooo:rsid="001d78e5" officeooo:paragraph-rsid="001d78e5"/>
    </style:style>
    <style:style style:name="P45" style:family="paragraph" style:parent-style-name="Standard" style:list-style-name="L4">
      <style:paragraph-properties fo:text-align="justify" style:justify-single-word="false"/>
      <style:text-properties officeooo:rsid="001d78e5" officeooo:paragraph-rsid="001d78e5"/>
    </style:style>
    <style:style style:name="P46" style:family="paragraph" style:parent-style-name="Standard" style:list-style-name="L4">
      <style:paragraph-properties fo:text-align="justify" style:justify-single-word="false"/>
      <style:text-properties officeooo:rsid="001dee33" officeooo:paragraph-rsid="001dee33"/>
    </style:style>
    <style:style style:name="P47" style:family="paragraph" style:parent-style-name="Standard" style:list-style-name="L5">
      <style:paragraph-properties fo:text-align="justify" style:justify-single-word="false"/>
      <style:text-properties officeooo:rsid="001dee33" officeooo:paragraph-rsid="001dee33"/>
    </style:style>
    <style:style style:name="P48" style:family="paragraph" style:parent-style-name="Standard">
      <style:paragraph-properties fo:text-align="justify" style:justify-single-word="false"/>
      <style:text-properties officeooo:rsid="001e6f68" officeooo:paragraph-rsid="001e6f68"/>
    </style:style>
    <style:style style:name="P49" style:family="paragraph" style:parent-style-name="Standard" style:list-style-name="L6">
      <style:paragraph-properties fo:text-align="justify" style:justify-single-word="false"/>
      <style:text-properties officeooo:rsid="001e6f68" officeooo:paragraph-rsid="001e6f68"/>
    </style:style>
    <style:style style:name="P50" style:family="paragraph" style:parent-style-name="Standard" style:list-style-name="L5">
      <style:paragraph-properties fo:text-align="justify" style:justify-single-word="false"/>
      <style:text-properties officeooo:rsid="0022009c" officeooo:paragraph-rsid="0022009c"/>
    </style:style>
    <style:style style:name="P51" style:family="paragraph" style:parent-style-name="Standard">
      <style:paragraph-properties fo:text-align="justify" style:justify-single-word="false"/>
      <style:text-properties officeooo:rsid="00242838" officeooo:paragraph-rsid="00242838"/>
    </style:style>
    <style:style style:name="P52" style:family="paragraph" style:parent-style-name="Standard" style:list-style-name="L7">
      <style:paragraph-properties fo:text-align="justify" style:justify-single-word="false"/>
      <style:text-properties officeooo:rsid="00242838" officeooo:paragraph-rsid="00242838"/>
    </style:style>
    <style:style style:name="P53" style:family="paragraph" style:parent-style-name="Standard">
      <style:paragraph-properties fo:text-align="justify" style:justify-single-word="false"/>
      <style:text-properties officeooo:rsid="00280ea0" officeooo:paragraph-rsid="00280ea0"/>
    </style:style>
    <style:style style:name="P54" style:family="paragraph" style:parent-style-name="Standard" style:list-style-name="L8">
      <style:paragraph-properties fo:text-align="justify" style:justify-single-word="false"/>
      <style:text-properties officeooo:rsid="00280ea0" officeooo:paragraph-rsid="00280ea0"/>
    </style:style>
    <style:style style:name="P55" style:family="paragraph" style:parent-style-name="Standard">
      <style:paragraph-properties fo:text-align="justify" style:justify-single-word="false"/>
      <style:text-properties officeooo:rsid="0029cf37" officeooo:paragraph-rsid="0029cf37"/>
    </style:style>
    <style:style style:name="P56" style:family="paragraph" style:parent-style-name="Standard">
      <style:paragraph-properties fo:text-align="justify" style:justify-single-word="false"/>
      <style:text-properties officeooo:rsid="002ad751" officeooo:paragraph-rsid="002ad751"/>
    </style:style>
    <style:style style:name="P57" style:family="paragraph" style:parent-style-name="Standard">
      <style:paragraph-properties fo:text-align="justify" style:justify-single-word="false"/>
      <style:text-properties officeooo:rsid="002c4818" officeooo:paragraph-rsid="002c4818"/>
    </style:style>
    <style:style style:name="P58" style:family="paragraph" style:parent-style-name="Standard">
      <style:paragraph-properties fo:text-align="justify" style:justify-single-word="false"/>
      <style:text-properties officeooo:rsid="002e05ee" officeooo:paragraph-rsid="002e05ee"/>
    </style:style>
    <style:style style:name="P59" style:family="paragraph" style:parent-style-name="Standard">
      <style:paragraph-properties fo:text-align="justify" style:justify-single-word="false"/>
      <style:text-properties officeooo:rsid="0031ab83" officeooo:paragraph-rsid="0031ab83"/>
    </style:style>
    <style:style style:name="P60" style:family="paragraph" style:parent-style-name="Standard">
      <style:paragraph-properties fo:text-align="justify" style:justify-single-word="false"/>
      <style:text-properties fo:font-weight="bold" officeooo:rsid="00339eae" officeooo:paragraph-rsid="00339eae" style:font-weight-asian="bold" style:font-weight-complex="bold"/>
    </style:style>
    <style:style style:name="P61" style:family="paragraph" style:parent-style-name="Standard">
      <style:paragraph-properties fo:text-align="justify" style:justify-single-word="false"/>
      <style:text-properties fo:font-weight="normal" officeooo:rsid="00339eae" officeooo:paragraph-rsid="00339eae" style:font-weight-asian="normal" style:font-weight-complex="normal"/>
    </style:style>
    <style:style style:name="T1" style:family="text">
      <style:text-properties officeooo:rsid="00160a2b"/>
    </style:style>
    <style:style style:name="T2" style:family="text">
      <style:text-properties officeooo:rsid="0016781f"/>
    </style:style>
    <style:style style:name="T3" style:family="text">
      <style:text-properties officeooo:rsid="001b3163"/>
    </style:style>
    <style:style style:name="T4" style:family="text">
      <style:text-properties officeooo:rsid="001c6024"/>
    </style:style>
    <style:style style:name="T5" style:family="text">
      <style:text-properties officeooo:rsid="001dee33"/>
    </style:style>
    <style:style style:name="T6" style:family="text">
      <style:text-properties officeooo:rsid="001e6f68"/>
    </style:style>
    <style:style style:name="T7" style:family="text">
      <style:text-properties officeooo:rsid="0022009c"/>
    </style:style>
    <style:style style:name="T8" style:family="text">
      <style:text-properties officeooo:rsid="00242838"/>
    </style:style>
    <style:style style:name="T9" style:family="text">
      <style:text-properties officeooo:rsid="002586b0"/>
    </style:style>
    <style:style style:name="T10" style:family="text">
      <style:text-properties officeooo:rsid="0026668d"/>
    </style:style>
    <style:style style:name="T11" style:family="text">
      <style:text-properties officeooo:rsid="002c4818"/>
    </style:style>
    <style:style style:name="T12" style:family="text">
      <style:text-properties officeooo:rsid="002e05ee"/>
    </style:style>
    <style:style style:name="T13" style:family="text">
      <style:text-properties style:text-position="super 58%"/>
    </style:style>
    <style:style style:name="T14" style:family="text">
      <style:text-properties style:text-position="0% 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État de l’art agronomique</text:p>
      <text:p text:style-name="P34"/>
      <text:p text:style-name="P34">Il existe deux sortes de prairies humides : intensives et extensives. Les prairies extensives présentent peu ou pas d’ensemencement, une fertilisation limitée et une charge de pâturage inférieure à 1,4 UGB.</text:p>
      <text:p text:style-name="P34"/>
      <text:p text:style-name="P34">Les critères de reconnaissance d’une prairie humide sont :</text:p>
      <text:list xml:id="list714047939303292215" text:style-name="L1">
        <text:list-item>
          <text:p text:style-name="P33">un engorgement du sol sur une période importante (présence d’horizons anoxiques dans la partie superficielle du sol) ou par l’inondation temporaire mais répétée des terrains (durée annuelle cumulée de l’inondation supérieure à une semaine) ;</text:p>
        </text:list-item>
        <text:list-item>
          <text:p text:style-name="P33">la <text:s/>présence d’un certain nombre d’espèces (la menthe aquatique est un marqueur de l’humidité du sol) ;</text:p>
        </text:list-item>
        <text:list-item>
          <text:p text:style-name="P33">la présence d’espèces facilement différenciables comme les joncs ou les laîches pour les prairies gérées de manière plus extensive.</text:p>
        </text:list-item>
      </text:list>
      <text:p text:style-name="P34"/>
      <text:p text:style-name="P44">En tout cas, ce sont là les critères généraux. S’il faut aller dans le plus précis, il convient de s’appuyer sur les critères de définition et de délimitation des zones humides présents dans le code de l’environnement. Ces derniers critères sont les suivants :</text:p>
      <text:list xml:id="list6852046502752341443" text:style-name="L4">
        <text:list-item>
          <text:p text:style-name="P45">des sols correspondant à un ou plusieurs types pédologiques<text:note text:id="ftn10" text:note-class="footnote"><text:note-citation>1</text:note-citation><text:note-body><text:p text:style-name="P12">Histosols, réductisols, rédoxisols, fluviosols – rédoxisols, thalassols – rédoxisols, planosols typiques, luvisols dégradés – rédoxisols, luvisols typiques – rédoxisols, sols salsodiques, pélosols – rédoxisols, colluviosols – rédoxisols, fluviosols, podzosols humides et podzosols humoduriques.</text:p></text:note-body></text:note>, <text:span text:style-name="T5">sachant que dans certains contextes particuliers</text:span><text:span text:style-name="T5"><text:note text:id="ftn11" text:note-class="footnote"><text:note-citation>2</text:note-citation><text:note-body><text:p text:style-name="P14">Fluviosols développés dans des matériaux très pauvres en fer, le plus souvent calcaires ou sableux et en présence d'une nappe circulante ou oscillante très oxygénée ; podzosols humiques et humoduriques.</text:p></text:note-body></text:note></text:span><text:span text:style-name="T5">, l’excès d’eau prolongée ne se traduit pas par les traits d’hydromorphie habituels facilement reconnaissables, ce qui implique de réaliser une expertise des conditions hydrogéomorphologiques</text:span><text:span text:style-name="T5"><text:note text:id="ftn12" text:note-class="footnote"><text:note-citation>3</text:note-citation><text:note-body><text:p text:style-name="P13">En particulier profondeur maximale du toit de la nappe et durée d'engorgement en eau.</text:p></text:note-body></text:note></text:span><text:span text:style-name="T5"> pour apprécier la saturation prolongée par l’eau dans les cinquante premiers centimètres de sol</text:span><text:span text:style-name="T5"><text:note text:id="ftn13" text:note-class="footnote"><text:note-citation>4</text:note-citation><text:note-body><text:p text:style-name="P15">E<text:span text:style-name="T5">n prime, le préfet de région peut exclure l’une ou l’autre de classes &amp; types de sols associés pour certaines communes, après avis du conseil scientifique régional du patrimoine naturel.</text:span></text:p></text:note-body></text:note></text:span><text:span text:style-name="T5"> ;</text:span></text:p>
        </text:list-item>
        <text:list-item>
          <text:p text:style-name="P46">sa végétation, si elle existe, est caractérisée par :</text:p>
        </text:list-item>
      </text:list>
      <text:list xml:id="list2665326796586416953" text:style-name="L5">
        <text:list-item>
          <text:p text:style-name="P47">des espèces identifiées et quantifiées selon une méthode<text:note text:id="ftn14" text:note-class="footnote"><text:note-citation>5</text:note-citation><text:note-body><text:p text:style-name="P14">Il faut déjà attendre la période incluant la floraison des principales espèces. Ensuite, l’examen porte en priorité sur des points à situer de part et d’autre de la frontière supposée de la zone humide, suivant des transects perpendiculaires à cette frontière, sachant que le nombre, la répartition et la localisation précise de ces points dépendent de la taille et de l’hétérogénéité du site avec 1 point (= 1 placette) par secteur homogène du point de vue des conditions mésologiques. Chacune des placettes est soumise à une vérification, voir si la végétation est bien caractérisée par des espèces dominantes, indicatrice de zones humides.</text:p></text:note-body></text:note> et une liste d’espèces donnée ;</text:p>
        </text:list-item>
        <text:list-item>
          <text:p text:style-name="P50">des communautés d’espèces végétales dénommées « habitats », caractéristiques de zones humides, identifiées là aussi par une méthode<text:note text:id="ftn20" text:note-class="footnote"><text:note-citation>6</text:note-citation><text:note-body><text:p text:style-name="P18">Lorsque des données ou cartographies d’habitats selon les typologies CORINE biotopes ou Podrome des végétations de France sont disponibles à une échelle de levés appropriée (1/1000 à 1/25000 en règles générale), la lecture de ces cartes ou données vise à déterminer si les habitats présents correspondent à un ou des habitats caractéristiques de zones humides parmi ceux mentionnés dans la liste correspondante. À savoir qu’un espace peut être considéré comme humide si les habitats qui le composent figurent comme habitats caractéristiques de zones humides dans ladite liste. Lorsque des données ou cartographies surfaciques sont utilisées, la limite de la zone humide correspond alors au contour de cet espace auquel sont joints, le cas échéant, les espaces identifiés comme humides d’après les critères relatifs aux sols qui ne nous intéressent pas au demeurant.</text:p></text:note-body></text:note> particulière.</text:p>
        </text:list-item>
      </text:list>
      <text:p text:style-name="P34"/>
      <text:p text:style-name="P48">Le protocole de terrain pour identifier et quantifier la végétation est le suivant :</text:p>
      <text:list xml:id="list7115707854051791041" text:style-name="L6">
        <text:list-item>
          <text:p text:style-name="P49">sur une placette circulaire globalement homogène du point de vue des conditions mésologiques et de végétation, d’un rayon entre 1,5 et 10 mètres selon que l’on est en milieu herbacé, arbustif ou arborescent, effectuer une estimation visuelle du pourcentage de <text:soft-page-break/>recouvrement des espèces pour chaque strate de végétation (herbacée, arbustive ou arborescente<text:note text:id="ftn15" text:note-class="footnote"><text:note-citation>7</text:note-citation><text:note-body><text:p text:style-name="P16">Une strate arborescente a généralement une hauteur supérieure à 5 ou 7 mètres.</text:p></text:note-body></text:note>), en travaillant par ordre décroissant de recouvrement<text:note text:id="ftn16" text:note-class="footnote"><text:note-citation>8</text:note-citation><text:note-body><text:p text:style-name="P17">Les espèces à faible taux de recouvrement (très peu abondantes (inférieures à 5 %) ou disséminées) apportent peu d'information, il n'est donc pas obligatoire de les relever.</text:p></text:note-body></text:note> ;</text:p>
        </text:list-item>
        <text:list-item>
          <text:p text:style-name="P49">pour chaque strate, noter le pourcentage des espèces, les classer par ordre décroissant, établir une liste des espèces ayant individuellement un pourcentage de recouvrement supérieur ou égal à 20 %<text:note text:id="ftn17" text:note-class="footnote"><text:note-citation>9</text:note-citation><text:note-body><text:p text:style-name="Footnote">S<text:span text:style-name="T6">i elles n’ont pas été comptabilisées précédemment.</text:span></text:p></text:note-body></text:note>, le tout pour fournir une liste d’espèces dominantes pour la strate considérée ;</text:p>
        </text:list-item>
        <text:list-item>
          <text:p text:style-name="P49">répéter l’opération pour chaque strate ;</text:p>
        </text:list-item>
        <text:list-item>
          <text:p text:style-name="P49">regrouper les listes obtenues pour chaque strate en une seule liste d’espèces dominantes, toutes strates confondues<text:note text:id="ftn18" text:note-class="footnote"><text:note-citation>10</text:note-citation><text:note-body><text:p text:style-name="P16">Lorsqu'une espèce est dominante dans 2 strates, elle doit être comptée 2 fois dans la liste finale.</text:p></text:note-body></text:note> ;</text:p>
        </text:list-item>
        <text:list-item>
          <text:p text:style-name="P49">examiner le caractère hygrophile<text:note text:id="ftn24" text:note-class="footnote"><text:note-citation>11</text:note-citation><text:note-body><text:p text:style-name="P23">On désigne par le terme d’hygrophytes toutes les plantes qui poussent en milieux humides mais, selon leur niveau d’adaptation, celles-ci se distribuent selon des gradients d’humidité et/ou de salinité. En France, on distingue ainsi les hydrophytes, toujours immergées ou affleurant à la surface de l’eau (cératophylles, potamots, nénuphars, élodées, lentilles d’eau…) et les amphiphytes qui poussent à la limite terre-eau et sont adaptées aux deux environnements ; ce groupe inclut les hélophytes qui sont enracinées au fond de l’eau et dont les parties aériennes sont émergentes (roseaux, Typha, Baldingère, carex…).</text:p></text:note-body></text:note> des espèces de cette liste, sachant que pour cela, au moins la moitié des espèces de cette liste doit figurer dans la liste des espèces indicatrices de zones humides<text:note text:id="ftn19" text:note-class="footnote"><text:note-citation>12</text:note-citation><text:note-body><text:p text:style-name="P19"><text:span text:style-name="T7">Cf l’annexe II table A du </text:span><text:a xlink:type="simple" xlink:href="https://www.legifrance.gouv.fr/affichTexte.do?cidTexte=JORFTEXT000019151510" text:style-name="Internet_20_link" text:visited-style-name="Visited_20_Internet_20_Link"><text:span text:style-name="T7">code de l'environnement</text:span></text:a><text:span text:style-name="T7">.</text:span></text:p></text:note-body></text:note> pour que la végétation puisse être qualifiée d’hygrophile.</text:p>
        </text:list-item>
      </text:list>
      <text:p text:style-name="P34"/>
      <text:p text:style-name="P51">Lorsque des investigations sur le terrain sont nécessaire, le protocole pour identifier les habitats est le suivant :</text:p>
      <text:list xml:id="list1394644031012740501" text:style-name="L7">
        <text:list-item>
          <text:p text:style-name="P52">pour commencer, s’assurer de réaliser l’examen des habitats à une période où les espèces sont à un stade de développement permettant leur détermination, sachant que c’est la période de floraison des principales espèces qui est à privilégier ;</text:p>
        </text:list-item>
        <text:list-item>
          <text:p text:style-name="P52">cet examen doit porter en priorité sur des points à situer de part et d’autre de la frontière supposée de la zone humide, suivant des transects perpendiculaires à cette frontière. Le nombre, la répartition et la localisation précise de ces points dépendent de la taille et de l’hétérogénéité du site, avec 1 point (= 1 placette) par secteur homogène du point de vue des conditions mésologiques ;</text:p>
        </text:list-item>
        <text:list-item>
          <text:p text:style-name="P52">sur chacune des placettes<text:note text:id="ftn21" text:note-class="footnote"><text:note-citation>13</text:note-citation><text:note-body><text:p text:style-name="P20">Elles-mêmes homogènes du point de vue physionomique, floristique et écologique.</text:p></text:note-body></text:note>, l’examen des habitats consiste à effectuer un relevé phytosociologique conformément aux pratiques en vigueur<text:note text:id="ftn22" text:note-class="footnote"><text:note-citation>14</text:note-citation><text:note-body><text:p text:style-name="P21">Clair, M., Gaudillat, V., Herard, K., et coll. 2005. - Cartographie des habitats naturels et des espèces végétales appliquée aux sites terrestres du réseau Natura 2000. Guide méthodologique. Version 1.1. Muséum national d'histoire naturelle, Paris, avec la collaboration de la Fédération des conservatoires botaniques nationaux, 66 p.</text:p></text:note-body></text:note> et à déterminer s’ils correspondent à un ou des habitats caractéristiques de zones humides parmi ceux mentionnés dans la liste correspondante<text:note text:id="ftn23" text:note-class="footnote"><text:note-citation>15</text:note-citation><text:note-body><text:p text:style-name="P22"><text:span text:style-name="T8">Cf l’annexe II table B du </text:span><text:a xlink:type="simple" xlink:href="https://www.legifrance.gouv.fr/affichTexte.do?cidTexte=JORFTEXT000019151510" text:style-name="Internet_20_link" text:visited-style-name="Visited_20_Internet_20_Link"><text:span text:style-name="T8">code de l'environnement</text:span></text:a><text:span text:style-name="T8">.</text:span></text:p></text:note-body></text:note>. <text:span text:style-name="T9">Autrement, il convient de vérifier les indications fournies par l’examen des sols.</text:span></text:p>
        </text:list-item>
      </text:list>
      <text:p text:style-name="P34"/>
      <text:p text:style-name="P40"><text:span text:style-name="T10">Pour une lecture commentée du code de l’environnement, se référer à </text:span><text:a xlink:type="simple" xlink:href="http://www.zones-humides.org/identifier/identifier-2/delimiter-pour-la-reglementation-2/critere-relatif-aux-plantes-hygrophi" text:style-name="Internet_20_link" text:visited-style-name="Visited_20_Internet_20_Link"><text:span text:style-name="T10">ce site</text:span></text:a><text:span text:style-name="T10">. Il s’y trouve les critères relatifs aux plantes hygrophiles, la définition des plantes hygrophiles, les modalités de caractérisation de ces plantes, une présentation des espèces indicatrices des zones humides, une présentation des habitats caractéristiques des zones humides, la méthode de détermination de la présence de plantes caractéristiques des zones humides ainsi que la méthode de détermination de la présence d’habitats caractéristiques des zones humides.</text:span></text:p>
      <text:p text:style-name="P34"/>
      <text:p text:style-name="P34">Les prairies humides ont une haute valeur hydraulique leur permettant de lutter efficacement contre le ruissellement, en plus de pouvoir jouer le rôle de zones d’expansion des crues ou de zones de <text:soft-page-break/>rétention en cas de pluies très importantes. <text:span text:style-name="T1">Au sein des lits majeurs des cours d’eau, le drainage peut limiter cette valeur hydraulique</text:span><text:span text:style-name="T1"><text:note text:id="ftn3" text:note-class="footnote"><text:note-citation>16</text:note-citation><text:note-body><text:p text:style-name="P8">Au sein du lit majeur des cours d’eau et de la plaine alluviale de la Scarpe, le drainage a pour conséquence d’empêcher les possibilités de stockage de l’eau en surface. Il accentue ainsi les risques d’inondation en aval.</text:p></text:note-body></text:note></text:span><text:span text:style-name="T1"> ; autrement, il faut simplement faire attention à certains paramètres qui peuvent augmenter le risque d’inondation</text:span><text:span text:style-name="T1"><text:note text:id="ftn4" text:note-class="footnote"><text:note-citation>17</text:note-citation><text:note-body><text:p text:style-name="P8">Ceci dit, le sur-calibrage des réseaux de collecte des drains qui accompagne souvent ce type d’opération favorise le transfert des eaux vers l’aval et augmente ainsi les risques d’inondation.</text:p></text:note-body></text:note></text:span><text:span text:style-name="T1">. Dans les zones alluviales</text:span><text:span text:style-name="T1"><text:note text:id="ftn5" text:note-class="footnote"><text:note-citation>18</text:note-citation><text:note-body><text:p text:style-name="P9">Ce sont les zones couvertes de végétation qui longent les cours d’eau.</text:p></text:note-body></text:note></text:span><text:span text:style-name="T1">, la végétation favorise le dépôt de matières en suspension et des polluants qui leurs sont associés. Par ailleurs, le débordement des cours d’eau permet un amendement</text:span><text:span text:style-name="T1"><text:note text:id="ftn6" text:note-class="footnote"><text:note-citation>19</text:note-citation><text:note-body><text:p text:style-name="P9">Un amendement est un matériau apporté à un sol pour améliorer sa qualité <text:s/>agricole.</text:p></text:note-body></text:note></text:span><text:span text:style-name="T1"> naturel des sols.</text:span></text:p>
      <text:p text:style-name="P34"/>
      <text:p text:style-name="P42">Enfin, les prairies humides possèdent une valeur patrimoniale, de part leur aspect paysager ; en particulier lorsqu’ils sont bordés de haies ou d’arbres taillés en têtard. Si la valeur biologique est assez faible sur les prairies drainées ou gérées de manière intensive, ces espaces présentent une valeur beaucoup plus élevée dans le cas d’une exploitation extensive. <text:span text:style-name="T4">Ceci dit, la valeur écologique de ces prairies varie selon le type de sol, le degré d’humidité et leur entretien qui permet notamment de maîtriser le développement d’espèces invasives comme l’Aster lancéolé.</text:span></text:p>
      <text:p text:style-name="P34"/>
      <text:p text:style-name="P53">D’un point de vue général, les zones humides assument des fonctions diverses et d’intérêt majeur, comme :</text:p>
      <text:list xml:id="list4662934088206470815" text:style-name="L8">
        <text:list-item>
          <text:p text:style-name="P54">des fonctions hydrologiques que nous connaissons bien avec le maintien et l’amélioration de la qualité de l’eau<text:note text:id="ftn25" text:note-class="footnote"><text:note-citation>20</text:note-citation><text:note-body><text:p text:style-name="P24">Filtre physique et filtre biologique).</text:p></text:note-body></text:note>, régulation des régimes hydrologiques<text:note text:id="ftn26" text:note-class="footnote"><text:note-citation>21</text:note-citation><text:note-body><text:p text:style-name="P24">Rôle d’éponge à l’échelle du bassin versant.</text:p></text:note-body></text:note> et prévention des inondations ;</text:p>
        </text:list-item>
        <text:list-item>
          <text:p text:style-name="P54">des fonctions biologiques dans la mesure où les zones humides constituent un réservoir de diversité biologique et écologique<text:note text:id="ftn27" text:note-class="footnote"><text:note-citation>22</text:note-citation><text:note-body><text:p text:style-name="P25">Elles assument les différentes fonctions essentielles à la vie des organismes (alimentation, reproduction, abri, refuge et repos).</text:p></text:note-body></text:note> en plus de leur conférer une extraordinaire capacité à produire de la matière vivante<text:note text:id="ftn28" text:note-class="footnote"><text:note-citation>23</text:note-citation><text:note-body><text:p text:style-name="P24">Elles se caractérisent ainsi par une productivité biologique nettement plus élevée que dans les autres milieux.</text:p></text:note-body></text:note> ;</text:p>
        </text:list-item>
        <text:list-item>
          <text:p text:style-name="P54">des fonctions climatiques de régulation des climats locaux ;</text:p>
        </text:list-item>
        <text:list-item>
          <text:p text:style-name="P54">une stabilisation et meilleure protection des sols, puisque les végétations des zones humides fixent les berges et participent à la prévention de l’érosion ;</text:p>
        </text:list-item>
        <text:list-item>
          <text:p text:style-name="P54">une valeur culturelle et paysagère ;</text:p>
        </text:list-item>
        <text:list-item>
          <text:p text:style-name="P54">un support d’activités touristiques et récréatives ;</text:p>
        </text:list-item>
        <text:list-item>
          <text:p text:style-name="P54">un support pédagogique et scientifique.</text:p>
        </text:list-item>
      </text:list>
      <text:p text:style-name="P34"/>
      <text:p text:style-name="P55">Dans le champ culturel, les représentations mentales des zones humides sont fortes du fait que les mares, les marais et les étangs font partie de l’imaginaire collectif, qu’ils sont imprimés dans les mémoires. De plus, la réputation des zones humides est suffisamment importante pour influencer les comportements et usages. Pourtant, les représentations des zones humides sont aussi absentes, voire inexistantes. C’est un concept connu des techniciens et chercheurs, ce pourquoi il existe une déconnexion entre les représentations et les pratiques liées aux zones humides. Un problème que les politiques sont parvenues à prendre en compte, bien que les représentations évoluent plus lentement. Se confronte à présente une dualité entre des zones humides appréhendées comme des espaces riches à protéger ainsi qu’à mettre en valeur, et une représentation de zones humides comme des espaces négatifs ou banales. La conséquence de cette dernière représentation a conduit à la pratique des drainages, des assèchements ainsi que de remblaiements divers, le tout encouragé par une approche rationaliste et cartésienne de la nature faisant de la zone humide un espace « inutile ». De fait, les aménagements irrespectueux de ces espaces ont supprimé de manière <text:soft-page-break/>radicale leurs fonctions écologiques, causant par ailleurs la disparition de nombreuses espèces animales et végétales<text:note text:id="ftn29" text:note-class="footnote"><text:note-citation>24</text:note-citation><text:note-body><text:p text:style-name="P27">La flore des zones humides du Nord-Pas de Calais est parmi celles ayant payé le plus lourd tribut en terme de disparition au cours de ces deux derniers siècles.</text:p></text:note-body></text:note>.</text:p>
      <text:p text:style-name="P55"/>
      <text:p text:style-name="P56">Historiquement, l’intensification de l’industrie depuis le début du XIXe siècle<text:note text:id="ftn30" text:note-class="footnote"><text:note-citation>25</text:note-citation><text:note-body><text:p text:style-name="P26">Avec le développement du charbon, du fer et du textile.</text:p></text:note-body></text:note>, de l’agriculture<text:note text:id="ftn31" text:note-class="footnote"><text:note-citation>26</text:note-citation><text:note-body><text:p text:style-name="P26">Apparition des produits pétrochimiques.</text:p></text:note-body></text:note>, le tout joint à la densité de population très importante dans la région<text:note text:id="ftn32" text:note-class="footnote"><text:note-citation>27</text:note-citation><text:note-body><text:p text:style-name="P26">La population régionale a triplé entre 1801 et 1990.</text:p></text:note-body></text:note> ont mis en péril la conservation des zones humides. Cette eutrophisation excessive et généralisée des bassins versants<text:note text:id="ftn33" text:note-class="footnote"><text:note-citation>28</text:note-citation><text:note-body><text:p text:style-name="P26">Agriculture intensive, pollutions domestiques et industrielles.</text:p></text:note-body></text:note> a entraîné une diminution importante des populations d’espèces végétales inféodées aux sols ou eaux pauvres en éléments nutritifs<text:note text:id="ftn34" text:note-class="footnote"><text:note-citation>29</text:note-citation><text:note-body><text:p text:style-name="P26">Azote et phosphore notamment).</text:p></text:note-body></text:note>. Ces derniers ont favorisé la croissance d’espèces banales exerçant une concurrence vis-à-vis des espèces caractéristiques des milieux oligotrophes<text:note text:id="ftn35" text:note-class="footnote"><text:note-citation>30</text:note-citation><text:note-body><text:p text:style-name="P27">Un milieu oligotrophe, souvent une masse d'eau, est un milieu pauvre en nutriments. Dans ces milieux, la biomasse est généralement faible mais la biodiversité est élevée car les organismes qui y ont évolué ont développé des stratégies originales et spécialisées. Par conséquent, tout enrichissement (eutrophisation) de ces milieux aboutit le plus souvent à menacer leur biodiversité.</text:p></text:note-body></text:note> ou mésotrophes<text:note text:id="ftn36" text:note-class="footnote"><text:note-citation>31</text:note-citation><text:note-body><text:p text:style-name="P26">Milieu aquatique dont la teneur en éléments minéraux nutritifs est de valeur moyenne.</text:p></text:note-body></text:note>. <text:span text:style-name="T11">Plus spécifiquement pour les prairies humides, les végétations y sont victimes de l’échardonnage chimique et de l’emploi à grande échelle d’herbicides « antidicotylédones », y compris sur les bords de routes. Leur diversité s’est beaucoup amoindrie et elles présentent souvent une physionomie banalisée due à la dominance des espèces résistant aux herbicides et profitant des apports importants d’engrais.</text:span></text:p>
      <text:p text:style-name="P56"/>
      <text:p text:style-name="P57">Heureusement, de plus en plus de sites naturels remarquables sont maintenant gérés de manière à maintenir leurs fonctionnalités écologiques, leur richesse et leur qualité biologiques. Ceci dit, en dépit de la prise de conscience de l’intérêt des zones humides ainsi que des annonces officielles visant à prioriser la protection des zones humides, beaucoup de travail demande d’être réalisé pour restaurer la qualité de l’eau et la fonctionnalité des zones humides de la région afin d’assurer leur pérennité sur le long terme.</text:p>
      <text:p text:style-name="P34"/>
      <text:p text:style-name="P34">Le Parc Naturel Régional Scarpe-Escaut est couvert par 9533 ha de prairies. <text:span text:style-name="T2">Les prairies humides sont des espaces primordiaux dans la lutte contre les inondations et l’amélioration de la qualité de l’eau. À savoir que l’on se trouve dans un contexte de forte régression des prairies</text:span><text:span text:style-name="T2"><text:note text:id="ftn1" text:note-class="footnote"><text:note-citation>32</text:note-citation><text:note-body><text:p text:style-name="P4">Diminution de la surface en prairie de 7,6 % en 5 ans entre 2003 et 2007.</text:p></text:note-body></text:note></text:span><text:span text:style-name="T2">. La priorité locale est de maintenir la surface en prairie, en commençant par celles situées en bord de cours d’eau. Cela est d’autant plus nécessaire que le drainage est rendu inefficace par l’ennoyage des drains et des plateaux de drains. Des pratiques qui tendent à augmenter le risque d’inondations. Cet objectif de concilier performance économique des exploitations et maintien des zones humides ainsi que de toutes leurs fonctions repose sur l’association depuis 2013 de la Chambre d’agriculture de région du Nord-Pas de Calais, de l’Agence de l’Eau Artois Picardie et bien sûr du Parc naturel régional Scarpe-Escaut</text:span><text:span text:style-name="T2"><text:note text:id="ftn2" text:note-class="footnote"><text:note-citation>33</text:note-citation><text:note-body><text:p text:style-name="P5">L’activité agricole, orientée en polyculture-élevage, permet à ce jour de préserver près de 2400 ha de prairies humides sur le territoire, en collaboration bien sûr avec les éleveurs locaux.</text:p></text:note-body></text:note></text:span><text:span text:style-name="T2">. Tout cela recouvre le nom de programme de maintien de l’agriculture en zones humides (PMAZH)</text:span><text:span text:style-name="T2"><text:note text:id="ftn0" text:note-class="footnote"><text:note-citation>34</text:note-citation><text:note-body><text:p text:style-name="P11">L’ensemble des acteurs impliqués dans le PMAZH sont : Agence de l’Eau <text:s/>Artois Picardie, Avenir Conseil Elevage, Bio en Hauts-de-France, Chambre d’Agriculture du Nord-Pas de Calais, Chambre d’Agriculture de la Somme, Communauté d’Agglomération du Pays de Saint-Omer, Conseil départemental de la Somme, Conservatoire d’Espaces Naturels de Picardie, Métropole Européenne de Lille, Parc Naturel Régional de l’Avesnois, Parc Naturel Régional des Caps et Marais d’Opale, Parc Naturel Régional Scarpe-Escaut, SCOPELA, Syndicat Mixte Baie de Somme-Grand Littoral Picard, VET’EL.</text:p></text:note-body></text:note></text:span><text:span text:style-name="T2">. Il s’agit donc de renforcer les conditions de viabilité de l’élevage ou du </text:span><text:soft-page-break/><text:span text:style-name="T2">maraîchage sur ces territoires en proposant des solutions adaptées de dimensions technique, financière et sociale.</text:span></text:p>
      <text:p text:style-name="P1"/>
      <text:p text:style-name="P2">Sur le terrain, 450 agriculteurs valorisent plus de 40 % du territoire, sachant que la taille moyenne des exploitations est de 48 ha. Elles détiennent des surfaces enherbées importantes, valorisées notamment par de l’élevage bovin via la fauche ou le pâturage. Travailler dans un tel milieu implique une gestion particulière, que ce soit le retard d’exploitation, l’apport moindre de fertilisant, le chargement en animaux plus faible, le parasitisme plus important, etc. Autant de contraintes aggravées par une pression foncière liée au caractère périurbain du territoire.</text:p>
      <text:p text:style-name="P2"/>
      <text:p text:style-name="P3">Plusieurs actions sont menées pour soutenir les éleveurs. Effectivement, ces derniers sont accompagnés pour obtenir des aides relatives aux Mesures Agri-Environnementales Climatiques, avec l’évaluation du dispositif permettant de l’améliorer ou de le modifier suivant les besoins. De plus, les productions agricoles locales sont valorisées par le développement des circuits courts et la sensibilisation des consommateurs. Afin d’anticiper et de cibler les actions à mener pour assurer la pérennité de l’activité agricole, une vieille foncière est réalisée dans les zones humides. Enfin, les éleveurs peuvent bénéficier d’un accompagnement technique pour le développement de nouvelles pratiques durables, ce qui comprend :</text:p>
      <text:list xml:id="list1526446581719166553" text:style-name="L2">
        <text:list-item>
          <text:p text:style-name="P35">un audit technico-économique de l’exploitation ;</text:p>
        </text:list-item>
        <text:list-item>
          <text:p text:style-name="P35">un conseil relatif à la gestion des prairies via un suivi agro-écologique des parcelles ;</text:p>
        </text:list-item>
        <text:list-item>
          <text:p text:style-name="P35">des pesées d’animaux ;</text:p>
        </text:list-item>
        <text:list-item>
          <text:p text:style-name="P35">un suivi vétérinaire et parasitaire<text:note text:id="ftn7" text:note-class="footnote"><text:note-citation>35</text:note-citation><text:note-body><text:p text:style-name="P6">Organisé par Vet’el en collaboration avec le vétérinaire traitant.</text:p></text:note-body></text:note>.</text:p>
        </text:list-item>
      </text:list>
      <text:p text:style-name="P3"/>
      <text:p text:style-name="P3">Dans le cadre de ce programme, les éleveurs se voient ainsi acquérir des références locales permettant d’appréhender le lien entre prairies humides, diversité floristique et parasitisme des animaux.</text:p>
      <text:p text:style-name="P3"/>
      <text:p text:style-name="P36">En particulier autour de l’optimisation de la gestion des prairies humides via le suivi agro-écologique<text:note text:id="ftn8" text:note-class="footnote"><text:note-citation>36</text:note-citation><text:note-body><text:p text:style-name="P7">Un suivi mis en place dans près de 25 ha répartis en 10 parcelles.</text:p></text:note-body></text:note>, la Chambre d’agriculture évalue le potentiel agronomique de celles-ci en effectuant des analyses (sol, foliaires et alimentaires). S’y ajoute un suivi de la conduite du pâturage et de pousses d’herbe à l’aide de l’herbomètre. Le Parc naturel régional enfin effectue un suivi écologique (faunistique et floristique). <text:span text:style-name="T3">À terme, le croisement des données complété par les échanges des éleveurs devrait permettre d’acquérir des références sur la gestion optimale de ces milieux.</text:span></text:p>
      <text:p text:style-name="P37"/>
      <text:p text:style-name="P38">Entre 2013 et 2018, 57 prairies humides ont été suivies par le biais d’indicateurs. Cette première phase du programme a permis de recueillir des données précises, à l’échelle locale permettant de mieux connaître ces milieux. Il résulte de ces premiers résultats que les prairies peuvent être très intéressantes pour les éleveurs, et pas uniquement sources de contraintes<text:note text:id="ftn9" text:note-class="footnote"><text:note-citation>37</text:note-citation><text:note-body><text:p text:style-name="P10">Faible portance, bêtes à l’eau.</text:p></text:note-body></text:note>. Les points forts qui sont ressortis et cités par les exploitants sont les suivants :</text:p>
      <text:list xml:id="list2599991997562591753" text:style-name="L3">
        <text:list-item>
          <text:p text:style-name="P39">complémentarité très intéressantes avec les prairies sèches ;</text:p>
        </text:list-item>
        <text:list-item>
          <text:p text:style-name="P39">utilisation des prairies humides pendant la période estivale pour le pâturage (pousse même en été) ;</text:p>
        </text:list-item>
        <text:list-item>
          <text:p text:style-name="P39">aptitude au report sur pied, accès à l’eau pour les bêtes facilité (fossés, mares), bonne valeur alimentaire (équilibre fibre-protéine si flore diversifiées).</text:p>
        </text:list-item>
      </text:list>
      <text:p text:style-name="P38"/>
      <text:p text:style-name="P43">À la suite de ces constats, la démarche Pâtur’Ajuste a été proposée aux éleveurs volontaires afin de mieux comprendre le fonctionnement de ces prairies humides et leurs atouts. Désormais, le nouveau PMAZH 2019-2024 vise désormais à mettre à profit les premiers résultats en proposant un appui <text:soft-page-break/>technique adapté au plus juste besoin des agriculteurs situés dans ces zones. Certaines actions se poursuivent (suivi du parasitisme, calcul des marges brutes) et de nouvelles voient le jour. Parmi les nouveautés, du conseil individuel et collectif supplémentaires seront proposés aux agriculteurs. La démarche Pâtur’Ajuste se développe également sur plusieurs territoires.</text:p>
      <text:p text:style-name="P43"/>
      <text:p text:style-name="P58">Dressons à présent un portrait végétal des prairies hygrophiles brièvement à longuement inondables. Ces végétations se développent sur les sols engorgés ou inondables des plaines et des collines. Les substrats sont essentiellement minéraux, non tourbeux, riches à moyennement riches en matières nutritives et pour la plupart bien pourvus en bases. Dans ces prairies, la végétation est dense et composée de plantes à taille moyenne<text:note text:id="ftn37" text:note-class="footnote"><text:note-citation>38</text:note-citation><text:note-body><text:p text:style-name="P28">De 0,4 à 0,8 m en général.</text:p></text:note-body></text:note>. Elles se rencontrent en général dans les systèmes alluviaux<text:note text:id="ftn38" text:note-class="footnote"><text:note-citation>39</text:note-citation><text:note-body><text:p text:style-name="P28">Lit majeur des rivières.</text:p></text:note-body></text:note> à différents niveaux topographiques<text:note text:id="ftn39" text:note-class="footnote"><text:note-citation>40</text:note-citation><text:note-body><text:p text:style-name="P28">Bas à moyens.</text:p></text:note-body></text:note>, mais apparaissent aussi fréquemment sur les sols hydromorphes de versants et de plateaux humides. Les prairies dérivent, par fauche ou pâturage, de végétation de mégaphorbiaies naturelles ou de roselières et cariçaies.</text:p>
      <text:p text:style-name="P58"/>
      <text:p text:style-name="P41"><text:span text:style-name="T12">La flore caractéristique des prairies humides se compose de plantes vivaces</text:span><text:span text:style-name="T12"><text:note text:id="ftn40" text:note-class="footnote"><text:note-citation>41</text:note-citation><text:note-body><text:p text:style-name="P28">Hémicryptophytes.</text:p></text:note-body></text:note></text:span><text:span text:style-name="T12">, en particulier graminoïdes, liées aux prairies fraîches à plus ou moins longuement inondées. La fauche et le pâturage intensifs favorisent effectivement les espèces dont les bourgeons sont situés au ras du sol et échappent à la barre de fauche et à la dent du bétail. Leur floraison s’étale du printemps à l’été en fonction des espèces, conférant à ces végétations un aspect assez coloré. En général, la flore présente est assez commune et répandue dans la région. </text:span></text:p>
      <text:p text:style-name="P41"/>
      <text:p text:style-name="P41"><text:span text:style-name="T12">Cela dit, quelques espèces ont un intérêt patrimonial au niveau régional voire national, comme par exemple Apium repens</text:span><text:span text:style-name="T12"><text:note text:id="ftn41" text:note-class="footnote"><text:note-citation>42</text:note-citation><text:note-body><text:p text:style-name="P29">Très rare dans le Nord-Pas de Calais, protégée en France et appartenant à l’annexe II de la directive Habitats-Faune-Flore.</text:p></text:note-body></text:note></text:span><text:span text:style-name="T12">, Ranunculus ophioglossifolius</text:span><text:span text:style-name="T12"><text:note text:id="ftn42" text:note-class="footnote"><text:note-citation>43</text:note-citation><text:note-body><text:p text:style-name="P30">Exceptionnelle dans la région Nord-Pas de Calais, protégée à l’échelle nationale.</text:p></text:note-body></text:note></text:span><text:span text:style-name="T12">, Fritillaria meleagris</text:span><text:span text:style-name="T12"><text:note text:id="ftn43" text:note-class="footnote"><text:note-citation>44</text:note-citation><text:note-body><text:p text:style-name="P30">Exceptionnelle dans la région Nord-Pas de Calais.</text:p></text:note-body></text:note></text:span><text:span text:style-name="T12">, Dactylorhiza praetermissa</text:span><text:span text:style-name="T12"><text:note text:id="ftn44" text:note-class="footnote"><text:note-citation>45</text:note-citation><text:note-body><text:p text:style-name="P30">Espèce rare et en régression en France, dont les populations régionales sont parmi les plus importantes de France.</text:p></text:note-body></text:note></text:span><text:span text:style-name="T12">, Eleocharis uniglumis</text:span><text:span text:style-name="T12"><text:note text:id="ftn45" text:note-class="footnote"><text:note-citation>46</text:note-citation><text:note-body><text:p text:style-name="P30">Très rare dans la région.</text:p></text:note-body></text:note></text:span><text:span text:style-name="T12">, etc. Certaines espèces sont présentes dans d’autres classes de végétations</text:span><text:span text:style-name="T12"><text:note text:id="ftn46" text:note-class="footnote"><text:note-citation>47</text:note-citation><text:note-body><text:p text:style-name="P31">Mégaphorbiaies des Filipendulo ulmariae - Convolvuletea sepium par exemple : Angelica sylvestris, Filipendula ulmaria, etc.</text:p></text:note-body></text:note></text:span><text:span text:style-name="T12">. Dans le </text:span><text:a xlink:type="simple" xlink:href="https://www.cbnbl.org/system/files/2018-03/Guide%20des%20végétations%20des%20zones%20humides%20du%20Nord-Pas-de-Calais.pdf" text:style-name="Internet_20_link" text:visited-style-name="Visited_20_Internet_20_Link"><text:span text:style-name="T12">guide des végétations en zones humides du Nord-Pas de Calais</text:span></text:a><text:span text:style-name="T12">, on trouve des fiches de Senecioni aquatici - Oenanthetum mediae</text:span><text:span text:style-name="T12"><text:note text:id="ftn47" text:note-class="footnote"><text:note-citation>48</text:note-citation><text:note-body><text:p text:style-name="P32">Prairie de fauche à Séneçon aquatique et Oenanthe à feuilles de silaüs.</text:p></text:note-body></text:note></text:span><text:span text:style-name="T12">, Hordeo secalini - Lolietum perennis</text:span><text:span text:style-name="T12"><text:note text:id="ftn48" text:note-class="footnote"><text:note-citation>49</text:note-citation><text:note-body><text:p text:style-name="P32">Prairie pâturée à Orge faux-seigle et Ivraie vivace.</text:p></text:note-body></text:note></text:span><text:span text:style-name="T12">, Junco acutiflori - Brometum racemosi</text:span><text:span text:style-name="T12"><text:note text:id="ftn49" text:note-class="footnote"><text:note-citation>50</text:note-citation><text:note-body><text:p text:style-name="P32">Prairie de fauche à Jonc à fleurs aiguës et Brome en grappe.</text:p></text:note-body></text:note></text:span><text:span text:style-name="T12">, Senecioni aquatici - Brometum racemosi</text:span><text:span text:style-name="T12"><text:note text:id="ftn50" text:note-class="footnote"><text:note-citation>51</text:note-citation><text:note-body><text:p text:style-name="P32">Prairie de fauche à Séneçon aquatique et Brome en grappe.</text:p></text:note-body></text:note></text:span><text:span text:style-name="T12">, Junco gerardii - Agrostietum albae</text:span><text:span text:style-name="T12"><text:note text:id="ftn51" text:note-class="footnote"><text:note-citation>52</text:note-citation><text:note-body><text:p text:style-name="P32">Prairie pâturée à Jonc de Gérard et Agrostide stolonifère.</text:p></text:note-body></text:note></text:span><text:span text:style-name="T12">, Samolo valerandi - Caricetum vikingensis</text:span><text:span text:style-name="T12"><text:note text:id="ftn52" text:note-class="footnote"><text:note-citation>53</text:note-citation><text:note-body><text:p text:style-name="P32">Végétation à Samole de Valerandus et Laîche distante.</text:p></text:note-body></text:note></text:span><text:span text:style-name="T12">, Triglochino palustris - Agrostietum stoloniferae</text:span><text:span text:style-name="T12"><text:note text:id="ftn53" text:note-class="footnote"><text:note-citation>54</text:note-citation><text:note-body><text:p text:style-name="P32">Prairie pâturée à Troscart des marais et Agrostide stolonifère.</text:p></text:note-body></text:note></text:span><text:span text:style-name="T12">, Pulicario dysentericae - Juncetum inflexi</text:span><text:span text:style-name="T12"><text:note text:id="ftn54" text:note-class="footnote"><text:note-citation>55</text:note-citation><text:note-body><text:p text:style-name="P32">Prairie à Pulicaire dysentérique et Jonc glauque.</text:p></text:note-body></text:note></text:span><text:span text:style-name="T12">, Junco compressi - Blysmetum compressi</text:span><text:span text:style-name="T12"><text:note text:id="ftn55" text:note-class="footnote"><text:note-citation>56</text:note-citation><text:note-body><text:p text:style-name="P32">Prairie pâturée à Jonc comprimé et Scirpe comprimé.</text:p></text:note-body></text:note></text:span><text:span text:style-name="T12">, Rumici crispi - Alopecuretum geniculati</text:span><text:span text:style-name="T12"><text:note text:id="ftn56" text:note-class="footnote"><text:note-citation>57</text:note-citation><text:note-body><text:p text:style-name="P32">Prairie pâturée à Patience crépue et Vulpin genouillé.</text:p></text:note-body></text:note></text:span><text:span text:style-name="T12">, Ranunculo repentis - Alopecuretum geniculati</text:span><text:span text:style-name="T12"><text:note text:id="ftn57" text:note-class="footnote"><text:note-citation>58</text:note-citation><text:note-body><text:p text:style-name="P32">Prairie pâturée à Renoncule rampante et Vulpin genouillé.</text:p></text:note-body></text:note></text:span><text:span text:style-name="T12">, Eleocharito palustris - Oenanthetum fistulosae</text:span><text:span text:style-name="T12"><text:note text:id="ftn58" text:note-class="footnote"><text:note-citation>59</text:note-citation><text:note-body><text:p text:style-name="P32">Prairie fauchée à Éléocharide des marais et Oenanthe fistuleuse.</text:p></text:note-body></text:note></text:span><text:span text:style-name="T12">, etc</text:span><text:span text:style-name="T12"><text:note text:id="ftn59" text:note-class="footnote"><text:note-citation>60</text:note-citation><text:note-body><text:p text:style-name="P32">Reprendre page 306 du document.</text:p></text:note-body></text:note></text:span><text:span text:style-name="T12">.</text:span></text:p>
      <text:p text:style-name="P41"><text:soft-page-break/></text:p>
      <text:p text:style-name="P59">Dernier aspect à prendre en compte sur le rayonnement du Parc Naturel Régional Scarpe-Escaut, c’est sa désignation comme 50<text:span text:style-name="T13">e</text:span> site Ramsar français le 2 février 2020. Signataire de la Convention de Ramsar en 1971, la France a ratifié ce traité en 1986. Elle s’est alors engagée sur la scène internationale à préserver les zones humides de son territoire. Les actions de conservation et de gestion développées sur ces aires protégées servent à maintenir les caractéristiques écologiques des sites Ramsar. Son objectif est d’élaborer et de faire vivre un réseau international primordial pour la biodiversité mondiale. Un titre qui ne marque que plus le souci des collectivités locales à protéger et valoriser leurs zones humides.</text:p>
      <text:p text:style-name="P59"/>
      <text:p text:style-name="P60">État de l’art Deep Learning</text:p>
      <text:p text:style-name="P61"/>
      <text:p text:style-name="P61">Le Deep Learning, ou apprentissage profond, est un dérivé du Machine Learning qui signifie « apprentissage automatique ».</text:p>
      <text:p text:style-name="P61"/>
      <text:p text:style-name="P61">Pour vous représenter, le Machine Learning, c’est ce qui permet aux ordinateurs d’apprendre à réaliser des tâches données sans être explicitement programmé à ces dernières. Le but du jeu, c’est d’imiter les caractéristiques de l’intelligence humaine, comme la capacité à percevoir son environnement, à communiquer, résoudre des problèmes, etc. En somme, un domaine très vaste où interviennent sciences cognitives, mathématiques, électronique, informatique et j’en passe. Seulement, pour que ça marche, faut une base de donnée conséquente. Pourquoi ? Juste que l’ordinateur a besoin de s’entraîner, d’accumuler des expériences pour espérer un jour devenir performant. Comme un être humain, quoi.</text:p>
      <text:p text:style-name="P61"/>
      <text:p text:style-name="P61">Le Deep Learning, si on veut, c’est une technique du Machine Learning. En l’occurrence, il s’agit de s’inspirer du cerveau humain pour reproduire artificiellement un réseau de neurones, le tout demandant de mettre en place des algorithmes que je serais bien incapable de vous expliquer d’un point de vue mathématique.</text:p>
      <text:p text:style-name="P61"/>
      <text:p text:style-name="P61">L’objectif, c’est d’apprendre à la machine à reconnaître un chat. À la base du processus, on a donc une image de chat que l’algorithme ne connaît pas.</text:p>
      <text:p text:style-name="P61"/>
      <text:p text:style-name="P61">Le schéma avec les petites bulles, faut y voir un arbre de possibilités. Chaque colonne représente une couche à l’intérieur de quoi t’as une famille de choix. Telle colonne, par exemple, tu vas avoir les yeux, telle autre, les pattes. À partir de l’image, l’algorithme va chercher à comparer par rapport à ce qu’il connaît. Après que la machine se décide entre toutes ses couches, il va proposer une réponse. Imaginons qu’avec ça, il dise qu’il reconnaît un chien. Nous, on va lui rétorquer que non. Ce faisant, la machine va recommencer et tester d’autres hypothèses en éliminant chaque fois les mauvaises réponses pour ne retenir que les bonnes. Et suivant qu’il a une base de donnée plus ou moins conséquente (car faut de quoi comparer), le processus d’apprentissage prendra plus ou moins de temps. Voilà comment fonctionne grossièrement le Deep Learning.</text:p>
      <text:p text:style-name="P61"/>
      <text:p text:style-name="P61">Le Deep Learning sert pour reconnaître les images, traduire automatiquement, créer des voitures autonomes, réaliser des diagnostics médicaux, modérer des réseaux sociaux, identifier des pièces défectueuses, etc. Ici, on va s’intéresser à la reconnaissance d’image dans l’agriculture, plus spécifiquement dans le domaine végétal.</text:p>
      <text:p text:style-name="P61"/>
      <text:p text:style-name="P61">La Chaire AgroTIC notamment s’est intéressée de près à ce sujet. Pour vous représenter, l’organisme que je viens de citer est un pôle d’innovation qui vise à accompagner la transition numérique de l’agriculture en créant un lien entre la formation, la recherche et l’entreprise. Il s’agit donc de rechercher des outils pratiques qui répondent aux enjeux du moment.</text:p>
      <text:p text:style-name="P61"/>
      <text:p text:style-name="P61"><text:soft-page-break/>Pour revenir au Deep Learning, on constate que l’IA est déjà une réalité en agriculture, que ce soit par l’utilisation croissante des technologies de vision par ordinateur pour les applications agricoles, ou la demande croissante de surveillance continue et d’analyse de la santé des cultures. Reste qu’en l’état, la principale utilisation du Deep Learning dans l’agriculture se tient à l’analyse d’images. En particulier dans le secteur des productions végétales. Les enjeux sont doubles :</text:p>
      <text:p text:style-name="P61">pouvoir identifier des plantes pour caractériser un peuplement (composition de prairies par exemple) ou la biodiversité (quantification et qualification des espèces) ;</text:p>
      <text:p text:style-name="P61">lutter contre les adventices via une identification et localisation permettant d’intervenir de la manière la plus adaptée et proportionnée.</text:p>
      <text:p text:style-name="P61"/>
      <text:p text:style-name="P61">Seulement, ces enjeux posent plusieurs difficultés :</text:p>
      <text:p text:style-name="P61">400 000 espèces végétales sur terre, sans parler des variétés et sous-variétés d’espèces cultivées ;</text:p>
      <text:p text:style-name="P61">il faut détecter des plantes non désirées parmi les plantes cultivées ;</text:p>
      <text:p text:style-name="P61">il faut être capable de détecter des individus avec des inter-rangs faibles, voire en intra-rangs, avec des superpositions possibles de plantes ;</text:p>
      <text:p text:style-name="P61">les adventices, plantes cultivées et fruits passent par différents stades phénologiques ou stades de maturité et sont soumis à des environnements variables (luminosité, obstacles, etc.).</text:p>
      <text:p text:style-name="P61"/>
      <text:p text:style-name="P61">Pour y répondre, plusieurs expérimentations ont été menées.</text:p>
      <text:p text:style-name="P61"/>
      <text:p text:style-name="P61">Tout d’abord, des applications basées sur une reconnaissance ponctuelle de plantes à partir d’images acquises par smartphones. Parmi elles :</text:p>
      <text:p text:style-name="P61">Xarvio Scouting qui dispose d’une capacité de reconnaissance de 82 adventices avec une précision de plus de 80 % pour 75 % des adventices détectées, intégrant également la reconnaissance de maladies, d’insectes, la quantification de dégâts foliaires et du taux d’absorption d’azote ;</text:p>
      <text:p text:style-name="P61">Pl@ntnet qui reconnaît les plantes via smartphone, incorporant un algorithme de Deep Learning calculant la probabilité de reconnaissance s’affinant à mesure que les utilisateurs infirment ou confirment les propositions de résultat de l’application.</text:p>
      <text:p text:style-name="P61"/>
      <text:p text:style-name="P61">Ensuite, des applications basées sur des acquisitions systématiques et automatisées (on ne cadre pas une plante en particulier), à partir de dispositifs embarqués :</text:p>
      <text:p text:style-name="P61">Telespazio France travaille sur la reconnaissance de certaines adventices en Grandes Cultures où se présentent des difficultés, comme les temps de traitement, la qualité nécessaire du jeu de données et la difficulté de compréhension de certains résultats ;</text:p>
      <text:p text:style-name="P61">Carbon Bee cartographie des adventices et détecte des espèces pour une pulvérisation au bon endroit, en combinaison avec des technologies d’injection directe.</text:p>
      <text:p text:style-name="P61"/>
      <text:p text:style-name="P61">Ces dernières applications montrent que l’identification des végétaux peut se coupler avec la robotique et le machinisme. Je citerai à cette fin quelques entreprises travaillant sur ces problématiques :</text:p>
      <text:p text:style-name="P61">Bilberry propose des algorithmes pour l’identification des mauvaises herbes couplés à un système de pulvérisation automatique pour une application de précision. Ce système se couple à des buses pilotables individuellement sur des rampes de pulvérisation installées sur les côtés d’un tracteur ;</text:p>
      <text:p text:style-name="P61">Ecorobotix propose un robot se servant d’algorithmes de reconnaissance d’adventices pour une pulvérisation ultra-localisée sur l’inter-rang voire le rang. Le robot embarque deux réservoirs d’une vingtaine de litres qui alimentent des buses placées au bout de bras articulés ;</text:p>
      <text:p text:style-name="P61">Agrobot est un système de récolte robotique autonome conçu pour automatiser la récolte de baies. L’algorithme détermine quand les fruits sont à maturité pour être cueillis. Ce faisant, jusqu’à 24 bras robotisés permettent de séparer le fruit de sa tige.</text:p>
      <text:p text:style-name="P61"/>
      <text:p text:style-name="P61">Le dernier domaine de recherche concernant la détection des plantes tient à la reconnaissance de maladies ou de carences. Les enjeux pour lutter contre les maladies sont de réduire les coûts liés à la <text:soft-page-break/>perte de production ou à l’utilisation d’intrants, de réduction de l’impact environnemental. Seulement, c’est compliqué à mettre en place dans la mesure où il peut nécessiter d’identifier plusieurs symptômes sur différentes parties de la plante pour établir un diagnostic. C’est sans parler que plusieurs maladies peuvent avoir des symptômes similaires, ou que plusieurs problèmes peuvent être concomitants (carences, diverses maladies, …). Enfin, les symptômes ne se présentent pas toujours sur les surfaces facilement accessibles (peuvent être situés sous les feuilles ou masqués par des obstacles).</text:p>
      <text:p text:style-name="P61"/>
      <text:p text:style-name="P61">Plusieurs entreprises travaillent à répondre aux enjeux, comme Xarvio Scouting que j’ai déjà cité. Il y a aussi l’application PhotoDiag qui vise à reconnaître la septoriose et la rouille brune du blé. À quoi on peut ajouter Chouette Vision qui propose aux viticulteurs d’acquérir un drone et de bénéficier de services de repérage et de cartographie de ces maladies.</text:p>
      <text:p text:style-name="P61"/>
      <text:p text:style-name="P61">En conclusion, on peut retenir que le Deep Learning est déjà largement investi dans le domaine agricole. Et encore, on n’a abordé qu’un axe d’utilisation de cette technologie d’apprentissage. Pour être vraiment exhaustif, il aurait fallu aborder les utilisations du Deep Learning en productions animales pour identifier les bêtes, prévoir leurs comportements et contrôler les différents paramètres d’élevage (milieu, nourriture, etc.). Il faut aussi compter sur les estimations de récolte et de rendements, la classification de l’occupation du sol, le développement des biotechnologies agricoles, la maintenance préventive des machines agricoles, la production d’engins agricoles autonomes, les assistants de conversation. Bref, autant d’utilisations du Deep Learning, associées au développement des capteurs, objets connectés, robots et équipements agricoles qui permettent ensemble d’apporter de nouvelles réponses aux agriculteurs pour mieux gérer ses exploitations et faciliter sa vie, dans le respect de l’environnement.</text:p>
      <text:p text:style-name="P61"/>
      <text:p text:style-name="P61">Ce qu’on a pu voir notamment, c’est que les technologies de Deep Learning sont pilotées par les données. Seulement, quand on parle de données, il s’agit d’un stock très conséquent. Autrement, le modèle ne saurait être suffisamment performant pour respecter ses promesses. Ainsi, plus le problème à résoudre s’avère compliqué, plus le nombre de données nécessaires aura tendance à être grand. Des données qui doivent couvrir des variétés de situations (stades de végétation, luminosité, humidité, etc.) et nécessitant parfois un recours à des sources multiples, plus ou moins faciles d’accès. Plusieurs BDD sont à ce titre déjà utilisables en accès public (Image-Net, Plant Village, Leafsnap, LifeCLEF, Flavia Leaf, Lefsnap, etc.) afin de répondre à ces problématiques. Autre nécessité, celle d’annoter les données. Seulement, ce travail est colossal et exige qu’il soit mené par des experts en agronomie, car c’est la précision de leurs annotations qui conditionnera la performance du système, que ce soit pour les résultats mais aussi pour le temps d’apprentissage. Bien sûr, il existe des techniques d’annotation automatique, mais ces dernières ne peuvent pas toujours être utilisées pour toutes les tâches. À cela s’ajoutent d’autres problématiques extérieures à la technologie, comme la réglementation, l’évolution des composants matériels, la certification des dispositifs, la vulgarisation de leur usage pour mieux les faire accepter ainsi que la capacité à travailler de façon interdisciplinaire.</text:p>
      <text:p text:style-name="P61"/>
      <text:p text:style-name="P61">Parce que ces technologies peuvent susciter questions et craintes, il importe de bien accompagner les agriculteurs. Un rôle que la Chaire AgroTIC entend assum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2T17:38:47.289000000</meta:creation-date>
    <dc:date>2020-07-14T18:33:26.863000000</dc:date>
    <meta:editing-duration>PT1H31M18S</meta:editing-duration>
    <meta:editing-cycles>12</meta:editing-cycles>
    <meta:generator>LibreOffice/5.2.5.1$Windows_x86 LibreOffice_project/0312e1a284a7d50ca85a365c316c7abbf20a4d22</meta:generator>
    <meta:document-statistic meta:table-count="0" meta:image-count="0" meta:object-count="0" meta:page-count="9" meta:paragraph-count="145" meta:word-count="5335" meta:character-count="35727" meta:non-whitespace-character-count="30556"/>
  </office:meta>
</office:document-meta>
</file>